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9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6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standard">
      <style:graphic-properties draw:stroke="none" svg:stroke-color="#000000" draw:fill="none" draw:fill-color="#ffffff" fo:min-height="0.99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268cm"/>
    </style:style>
    <style:style style:name="gr13" style:family="graphic" style:parent-style-name="objectwithoutfill">
      <style:graphic-properties draw:stroke="dash" draw:stroke-dash="Fine_20_Dotted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25cm"/>
    </style:style>
    <style:style style:name="gr15" style:family="graphic" style:parent-style-name="standard">
      <style:graphic-properties draw:stroke="none" svg:stroke-color="#000000" draw:fill="none" draw:fill-color="#ffffff" fo:min-height="1.48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9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Roboto Mono for Powerli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Roboto Mono for Powerline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Roboto Mono for Powerline"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Roboto Mono for Powerline"/>
    </style:style>
    <style:style style:name="T2" style:family="text">
      <style:text-properties style:font-name="Roboto Mono for Powerline" fo:font-size="12pt" style:font-size-asian="12pt" style:font-size-complex="12pt"/>
    </style:style>
    <style:style style:name="T3" style:family="text">
      <style:text-properties style:font-name="Roboto Mono for Powerlin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cm" svg:height="1.2cm" svg:x="8.2cm" svg:y="1.4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cm" svg:height="1.1cm" svg:x="7.9cm" svg:y="3.7cm">
          <text:p text:style-name="P1"><text:span text:style-name="T1">tenso</text:span><text:span text:style-name="T1">r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6cm" svg:height="1.6cm" svg:x="1.6cm" svg:y="10.8cm">
          <text:p text:style-name="P1"><text:span text:style-name="T1">executo</text:span><text:span text:style-name="T1">r</text:span></text:p>
          <text:p text:style-name="P1"><text:span text:style-name="T1">(runtim</text:span><text:span text:style-name="T1">e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9cm" svg:y1="4.25cm" svg:x2="3.4cm" svg:y2="10.8cm" draw:start-shape="id1" draw:start-glue-point="3" draw:end-shape="id2" draw:end-glue-point="0" svg:d="M7900 4250h-4500v6550" svg:viewBox="0 0 4501 6551">
          <text:p/>
        </draw:connector>
        <draw:custom-shape draw:style-name="gr5" draw:text-style-name="P2" xml:id="id3" draw:id="id3" draw:layer="layout" svg:width="4.1cm" svg:height="1.6cm" svg:x="15.1cm" svg:y="10.8cm">
          <text:p text:style-name="P1"><text:span text:style-name="T1">tfcompi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cm" svg:y1="4.25cm" svg:x2="17.15cm" svg:y2="10.8cm" draw:start-shape="id1" draw:start-glue-point="1" draw:end-shape="id3" draw:end-glue-point="0" svg:d="M12000 4250h5150v6550" svg:viewBox="0 0 5151 6551">
          <text:p/>
        </draw:connector>
        <draw:frame draw:style-name="gr6" draw:text-style-name="P4" draw:layer="layout" svg:width="2.4cm" svg:height="0.747cm" svg:x="4cm" svg:y="3.5cm">
          <draw:text-box>
            <text:p><text:span text:style-name="T2">TFG</text:span></text:p>
          </draw:text-box>
        </draw:frame>
        <draw:connector draw:style-name="gr4" draw:text-style-name="P3" draw:layer="layout" svg:x1="9.95cm" svg:y1="2.6cm" svg:x2="9.95cm" svg:y2="3.7cm" draw:start-shape="id4" draw:start-glue-point="8" draw:end-shape="id1" draw:end-glue-point="0" svg:d="M9950 2600v1100" svg:viewBox="0 0 1 1101">
          <text:p/>
        </draw:connector>
        <draw:frame draw:style-name="gr7" draw:text-style-name="P4" draw:layer="layout" svg:width="2.8cm" svg:height="1.243cm" svg:x="14.3cm" svg:y="3.5cm">
          <draw:text-box>
            <text:p><text:span text:style-name="T2">Protobuf</text:span></text:p>
          </draw:text-box>
        </draw:frame>
        <draw:custom-shape draw:style-name="gr8" draw:text-style-name="P2" xml:id="id5" draw:id="id5" draw:layer="layout" svg:width="4.3cm" svg:height="1.6cm" svg:x="7.8cm" svg:y="5.9cm">
          <text:p text:style-name="P1"><text:span text:style-name="T1">tensorboar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95cm" svg:y1="4.8cm" svg:x2="9.95cm" svg:y2="5.9cm" draw:start-shape="id1" draw:start-glue-point="2" draw:end-shape="id5" draw:end-glue-point="0" svg:d="M9950 4800v1100" svg:viewBox="0 0 1 1101">
          <text:p/>
        </draw:connector>
        <draw:custom-shape draw:style-name="gr5" draw:text-style-name="P2" xml:id="id6" draw:id="id6" draw:layer="layout" svg:width="4.1cm" svg:height="1.6cm" svg:x="8cm" svg:y="8.8cm">
          <text:p text:style-name="P1"><text:span text:style-name="T1">core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1cm" svg:height="1.6cm" svg:x="8cm" svg:y="10.8cm">
          <text:p text:style-name="P1"><text:span text:style-name="T1">tf2xla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1cm" svg:height="1.6cm" svg:x="8cm" svg:y="12.8cm">
          <text:p text:style-name="P1"><text:span text:style-name="T1">xla lib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2cm" svg:y1="11.6cm" svg:x2="8cm" svg:y2="9.6cm" draw:start-shape="id2" draw:start-glue-point="1" draw:end-shape="id6" draw:end-glue-point="3" svg:d="M5200 11600h1400v-2000h1400" svg:viewBox="0 0 2801 2001">
          <text:p/>
        </draw:connector>
        <draw:connector draw:style-name="gr4" draw:text-style-name="P3" xml:id="id16" draw:id="id16" draw:layer="layout" svg:x1="5.2cm" svg:y1="11.6cm" svg:x2="8cm" svg:y2="11.6cm" draw:start-shape="id2" draw:start-glue-point="1" draw:end-shape="id7" draw:end-glue-point="3" svg:d="M5200 11600h2800" svg:viewBox="0 0 2801 1">
          <text:p/>
        </draw:connector>
        <draw:connector draw:style-name="gr4" draw:text-style-name="P3" draw:layer="layout" svg:x1="5.2cm" svg:y1="11.6cm" svg:x2="8cm" svg:y2="13.6cm" draw:start-shape="id2" draw:start-glue-point="1" draw:end-shape="id8" svg:d="M5200 11600h1400v2000h1400" svg:viewBox="0 0 2801 2001">
          <text:p/>
        </draw:connector>
        <draw:connector draw:style-name="gr4" draw:text-style-name="P3" draw:layer="layout" svg:x1="15.1cm" svg:y1="11.6cm" svg:x2="12.1cm" svg:y2="9.6cm" draw:start-shape="id3" draw:start-glue-point="3" draw:end-shape="id6" draw:end-glue-point="1" svg:d="M15100 11600h-1500v-2000h-1500" svg:viewBox="0 0 3001 2001">
          <text:p/>
        </draw:connector>
        <draw:connector draw:style-name="gr4" draw:text-style-name="P3" draw:layer="layout" svg:x1="15.1cm" svg:y1="11.6cm" svg:x2="12.1cm" svg:y2="11.6cm" draw:start-shape="id3" draw:start-glue-point="3" draw:end-shape="id7" draw:end-glue-point="1" svg:d="M15100 11600h-3000" svg:viewBox="0 0 3001 1">
          <text:p/>
        </draw:connector>
        <draw:connector draw:style-name="gr4" draw:text-style-name="P3" draw:layer="layout" svg:x1="15.1cm" svg:y1="11.6cm" svg:x2="12.1cm" svg:y2="13.6cm" draw:start-shape="id3" draw:start-glue-point="3" draw:end-shape="id8" draw:end-glue-point="1" svg:d="M15100 11600h-1500v2000h-1500" svg:viewBox="0 0 3001 2001">
          <text:p/>
        </draw:connector>
        <draw:frame draw:style-name="gr7" draw:text-style-name="P4" draw:layer="layout" svg:width="2.4cm" svg:height="1.243cm" svg:x="3.6cm" svg:y="17.057cm">
          <draw:text-box>
            <text:p><text:span text:style-name="T2">HLO IR</text:span></text:p>
          </draw:text-box>
        </draw:frame>
        <draw:custom-shape draw:style-name="gr9" draw:text-style-name="P2" xml:id="id9" draw:id="id9" draw:layer="layout" svg:width="4.1cm" svg:height="1.4cm" svg:x="8cm" svg:y="17.3cm">
          <text:p text:style-name="P1"><text:span text:style-name="T1">OP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0" draw:id="id10" draw:layer="layout" svg:width="6.3cm" svg:height="1.3cm" svg:x="6.9cm" svg:y="20cm">
          <text:p text:style-name="P1"><text:span text:style-name="T1">Generate LLVM IR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.05cm" svg:y1="18.7cm" svg:x2="10.05cm" svg:y2="20cm" draw:start-shape="id9" draw:start-glue-point="2" draw:end-shape="id10" draw:end-glue-point="0" svg:d="M10050 18700v1300" svg:viewBox="0 0 1 1301">
          <text:p/>
        </draw:connector>
        <draw:frame draw:style-name="gr7" draw:text-style-name="P4" draw:layer="layout" svg:width="3.2cm" svg:height="1.243cm" svg:x="10.2cm" svg:y="18.9cm">
          <draw:text-box>
            <text:p><text:span text:style-name="T2">HLO IR</text:span></text:p>
          </draw:text-box>
        </draw:frame>
        <draw:custom-shape draw:style-name="gr9" draw:text-style-name="P2" xml:id="id11" draw:id="id11" draw:layer="layout" svg:width="4.1cm" svg:height="1.4cm" svg:x="8cm" svg:y="22.6cm">
          <text:p text:style-name="P1"><text:span text:style-name="T1">LLVM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.05cm" svg:y1="21.3cm" svg:x2="10.05cm" svg:y2="22.6cm" draw:start-shape="id10" draw:start-glue-point="2" draw:end-shape="id11" draw:end-glue-point="0" svg:d="M10050 21300v1300" svg:viewBox="0 0 1 1301">
          <text:p/>
        </draw:connector>
        <draw:frame draw:style-name="gr7" draw:text-style-name="P4" draw:layer="layout" svg:width="3.2cm" svg:height="1.243cm" svg:x="10cm" svg:y="21.557cm">
          <draw:text-box>
            <text:p><text:span text:style-name="T2"><text:s/></text:span><text:span text:style-name="T2">LLVM IR</text:span></text:p>
          </draw:text-box>
        </draw:frame>
        <draw:custom-shape draw:style-name="gr12" draw:text-style-name="P5" xml:id="id12" draw:id="id12" draw:layer="layout" svg:width="2.5cm" svg:height="1.2cm" svg:x="14.4cm" svg:y="24.9cm">
          <text:p text:style-name="P1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3" draw:id="id13" draw:layer="layout" svg:width="2.5cm" svg:height="1.2cm" svg:x="17.1cm" svg:y="24.9cm">
          <text:p text:style-name="P1"><text:span text:style-name="T3">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12.1cm" svg:y1="23.3cm" svg:x2="15.65cm" svg:y2="24.9cm" draw:start-shape="id11" draw:start-glue-point="1" draw:end-shape="id12" draw:end-glue-point="4" svg:d="M12100 23300h3550v1600" svg:viewBox="0 0 3551 1601">
          <text:p/>
        </draw:connector>
        <draw:connector draw:style-name="gr11" draw:text-style-name="P3" draw:layer="layout" draw:line-skew="-2.4cm" svg:x1="17.15cm" svg:y1="12.4cm" svg:x2="18.35cm" svg:y2="24.9cm" draw:start-shape="id3" draw:start-glue-point="2" draw:end-shape="id13" draw:end-glue-point="4" svg:d="M17150 12400v3850h1200v8650" svg:viewBox="0 0 1201 12501">
          <text:p/>
        </draw:connector>
        <draw:custom-shape draw:style-name="gr12" draw:text-style-name="P5" xml:id="id14" draw:id="id14" draw:layer="layout" svg:width="2.5cm" svg:height="1.2cm" svg:x="3.1cm" svg:y="24.9cm">
          <text:p text:style-name="P1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8cm" svg:y1="23.3cm" svg:x2="4.35cm" svg:y2="24.9cm" draw:start-shape="id11" draw:start-glue-point="3" draw:end-shape="id14" draw:end-glue-point="4" svg:d="M8000 23300h-3650v1600" svg:viewBox="0 0 3651 1601">
          <text:p/>
        </draw:connector>
        <draw:frame draw:style-name="gr7" draw:text-style-name="P4" draw:layer="layout" svg:width="2.4cm" svg:height="1.243cm" svg:x="14.8cm" svg:y="17.157cm">
          <draw:text-box>
            <text:p><text:span text:style-name="T2">HLO IR</text:span></text:p>
          </draw:text-box>
        </draw:frame>
        <draw:line draw:style-name="gr13" draw:text-style-name="P3" draw:layer="layout" svg:x1="6cm" svg:y1="1.4cm" svg:x2="6cm" svg:y2="28.4cm">
          <text:p/>
        </draw:line>
        <draw:frame draw:style-name="gr6" draw:text-style-name="P4" draw:layer="layout" svg:width="2.4cm" svg:height="0.747cm" svg:x="10cm" svg:y="5cm">
          <draw:text-box>
            <text:p><text:span text:style-name="T2">Protobuf</text:span></text:p>
          </draw:text-box>
        </draw:frame>
        <draw:frame draw:style-name="gr14" draw:text-style-name="P6" draw:layer="layout" svg:width="3.5cm" svg:height="1.5cm" svg:x="1.2cm" svg:y="1cm">
          <draw:text-box>
            <text:p>JIT</text:p>
          </draw:text-box>
        </draw:frame>
        <draw:line draw:style-name="gr13" draw:text-style-name="P3" draw:layer="layout" svg:x1="14.2cm" svg:y1="1.4cm" svg:x2="14.2cm" svg:y2="28.4cm">
          <text:p/>
        </draw:line>
        <draw:frame draw:style-name="gr14" draw:text-style-name="P6" draw:layer="layout" svg:width="3.5cm" svg:height="1.5cm" svg:x="17.6cm" svg:y="1cm">
          <draw:text-box>
            <text:p>AOT</text:p>
          </draw:text-box>
        </draw:frame>
        <draw:frame draw:style-name="gr15" draw:text-style-name="P4" draw:layer="layout" svg:width="2.4cm" svg:height="1.739cm" svg:x="2.5cm" svg:y="23cm">
          <draw:text-box>
            <text:p><text:span text:style-name="T2">arm, x86, nvptx</text:span></text:p>
          </draw:text-box>
        </draw:frame>
        <draw:frame draw:style-name="gr7" draw:text-style-name="P4" draw:layer="layout" svg:width="2.4cm" svg:height="1.243cm" svg:x="15.7cm" svg:y="23.3cm">
          <draw:text-box>
            <text:p><text:span text:style-name="T2">arm, x86</text:span></text:p>
          </draw:text-box>
        </draw:frame>
        <draw:frame draw:style-name="gr6" draw:text-style-name="P4" draw:layer="layout" svg:width="2.4cm" svg:height="0.747cm" svg:x="18.4cm" svg:y="18.1cm">
          <draw:text-box>
            <text:p><text:span text:style-name="T2">.h</text:span></text:p>
          </draw:text-box>
        </draw:frame>
        <draw:frame draw:style-name="gr7" draw:text-style-name="P4" draw:layer="layout" svg:width="7cm" svg:height="1.243cm" svg:x="14.1cm" svg:y="1.9cm">
          <draw:text-box>
            <text:p><text:span text:style-name="T2"><text:s/></text:span><text:span text:style-name="T2">config file</text:span></text:p>
            <text:p><text:span text:style-name="T2">(feeds and fetches)</text:span></text:p>
          </draw:text-box>
        </draw:frame>
        <draw:connector draw:style-name="gr4" draw:text-style-name="P3" draw:layer="layout" draw:line-skew="-3.501cm" svg:x1="11.188cm" svg:y1="2.425cm" svg:x2="17.15cm" svg:y2="10.8cm" draw:start-shape="id4" draw:start-glue-point="9" draw:end-shape="id3" draw:end-glue-point="0" svg:d="M11188 2425v775h5962v7600" svg:viewBox="0 0 5963 8376">
          <text:p/>
        </draw:connector>
        <draw:custom-shape draw:style-name="gr16" draw:text-style-name="P2" xml:id="id15" draw:id="id15" draw:layer="layout" svg:width="3.4cm" svg:height="1cm" svg:x="1.7cm" svg:y="13.6cm">
          <text:p text:style-name="P1"><text:span text:style-name="T1">JI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4cm" svg:y1="12.4cm" svg:x2="3.4cm" svg:y2="13.6cm" draw:start-shape="id2" draw:start-glue-point="2" draw:end-shape="id15" draw:end-glue-point="0" svg:d="M3400 12400v1200" svg:viewBox="0 0 1 1201">
          <text:p/>
        </draw:connector>
        <draw:frame draw:style-name="gr6" draw:text-style-name="P4" draw:layer="layout" svg:width="2.4cm" svg:height="0.747cm" svg:x="1.8cm" svg:y="12.6cm">
          <draw:text-box>
            <text:p><text:span text:style-name="T2">TFG</text:span></text:p>
          </draw:text-box>
        </draw:frame>
        <draw:connector draw:style-name="gr17" draw:text-style-name="P3" draw:layer="layout" draw:type="line" svg:x1="5.1cm" svg:y1="14.1cm" svg:x2="6.6cm" svg:y2="11.6cm" draw:start-shape="id15" draw:start-glue-point="1" draw:end-shape="id16" draw:end-glue-point="0" svg:d="M5100 14100l1500-2500" svg:viewBox="0 0 1501 2501">
          <text:p/>
        </draw:connector>
        <draw:connector draw:style-name="gr11" draw:text-style-name="P3" draw:layer="layout" svg:x1="10.05cm" svg:y1="17.3cm" svg:x2="10.05cm" svg:y2="14.4cm" draw:start-shape="id9" draw:start-glue-point="0" draw:end-shape="id8" draw:end-glue-point="2" svg:d="M10050 17300v-2900" svg:viewBox="0 0 1 2901">
          <text:p/>
        </draw:connector>
        <draw:connector draw:style-name="gr11" draw:text-style-name="P3" draw:layer="layout" svg:x1="3.4cm" svg:y1="14.6cm" svg:x2="8cm" svg:y2="18cm" draw:start-shape="id15" draw:start-glue-point="2" draw:end-shape="id9" draw:end-glue-point="3" svg:d="M3400 14600v3400h4600" svg:viewBox="0 0 4601 3401">
          <text:p/>
        </draw:connector>
        <draw:connector draw:style-name="gr11" draw:text-style-name="P3" draw:layer="layout" svg:x1="17.15cm" svg:y1="12.4cm" svg:x2="12.1cm" svg:y2="18cm" draw:start-shape="id3" draw:start-glue-point="2" draw:end-shape="id9" draw:end-glue-point="1" svg:d="M17150 12400v5600h-5050" svg:viewBox="0 0 5051 5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8:28:39.562868283</meta:creation-date>
    <dc:date>2017-11-16T15:23:19.172903884</dc:date>
    <meta:editing-duration>PT13M15S</meta:editing-duration>
    <meta:editing-cycles>5</meta:editing-cycles>
    <meta:generator>LibreOffice/5.1.6.2$Linux_X86_64 LibreOffice_project/10m0$Build-2</meta:generator>
    <meta:document-statistic meta:object-count="52"/>
  </office:meta>
</office:document-meta>
</file>